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24pt" officeooo:rsid="00156f36" officeooo:paragraph-rsid="00156f36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officeooo:rsid="00156f36" officeooo:paragraph-rsid="00156f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8pt" fo:font-weight="bold" officeooo:rsid="0015e8d0" officeooo:paragraph-rsid="0015e8d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8pt" fo:font-weight="bold" officeooo:rsid="0015e8d0" officeooo:paragraph-rsid="0015e8d0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" fo:font-size="11pt" officeooo:rsid="001c4b00" officeooo:paragraph-rsid="001c4b0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1pt" officeooo:rsid="001d462c" officeooo:paragraph-rsid="001d462c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" fo:font-size="11pt" officeooo:rsid="00222a2a" officeooo:paragraph-rsid="00222a2a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Times" fo:font-size="11pt" fo:font-weight="bold" officeooo:rsid="00240210" officeooo:paragraph-rsid="0024021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" fo:font-size="11pt" fo:font-weight="normal" officeooo:rsid="0015e8d0" officeooo:paragraph-rsid="0015e8d0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204d1e" officeooo:paragraph-rsid="00204d1e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20c579" officeooo:paragraph-rsid="0020c579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e026" style:font-weight-asian="bold" style:font-weight-complex="bold"/>
    </style:style>
    <style:style style:name="T8" style:family="text">
      <style:text-properties officeooo:rsid="00198442"/>
    </style:style>
    <style:style style:name="T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0" style:family="text">
      <style:text-properties officeooo:rsid="001d462c"/>
    </style:style>
    <style:style style:name="T11" style:family="text">
      <style:text-properties officeooo:rsid="001e96b1"/>
    </style:style>
    <style:style style:name="T12" style:family="text">
      <style:text-properties style:font-name="Times" fo:font-size="11pt" style:font-size-asian="11pt" style:font-size-complex="11pt"/>
    </style:style>
    <style:style style:name="T13" style:family="text">
      <style:text-properties style:font-name="Times" fo:font-size="11pt" officeooo:rsid="0015e8d0" style:font-size-asian="11pt" style:font-size-complex="11pt"/>
    </style:style>
    <style:style style:name="T14" style:family="text">
      <style:text-properties officeooo:rsid="001fd8aa"/>
    </style:style>
    <style:style style:name="T15" style:family="text">
      <style:text-properties officeooo:rsid="00222a2a"/>
    </style:style>
    <style:style style:name="T16" style:family="text">
      <style:text-properties officeooo:rsid="002402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rdan Handwerger</text:p>
      <text:p text:style-name="P1"><text:span text:style-name="T12">South Plainfield, NJ | 732-593-7411 </text:span><text:span text:style-name="T13">| </text:span><text:a xlink:type="simple" xlink:href="mailto:jordan.handwerger@gmail.com" text:style-name="Internet_20_link" text:visited-style-name="Visited_20_Internet_20_Link"><text:span text:style-name="T13">jordan.handwerger@gmail.com</text:span></text:a></text:p>
      <text:p text:style-name="P3"/>
      <text:p text:style-name="P7">SUMMARY</text:p>
      <text:p text:style-name="P11">Software Engineer with 5 years of experience...</text:p>
      <text:p text:style-name="P4"/>
      <text:p text:style-name="P8">SKILLS</text:p>
      <text:p text:style-name="P9">C++, Python, Java, <text:span text:style-name="T10">JavaScript, </text:span>Bash, <text:span text:style-name="T10">MongoDB</text:span></text:p>
      <text:p text:style-name="P9"/>
      <text:p text:style-name="P10">Linux, <text:span text:style-name="T15">Docker, Git, GDB, </text:span><text:span text:style-name="T16">Cellular, Conan</text:span></text:p>
      <text:p text:style-name="P5"/>
      <text:p text:style-name="P7">WORK EXPERIENCE</text:p>
      <text:p text:style-name="P12">G3 Technologies,<text:span text:style-name="T1"> </text:span><text:span text:style-name="T2">Software Engineer </text:span><text:span text:style-name="T4">– Berkeley Heights, NJ <text:s text:c="52"/>Jan 2021 – Present</text:span></text:p>
      <text:list xml:id="list2675576568" text:style-name="L4">
        <text:list-item>
          <text:p text:style-name="P14"><text:span text:style-name="T4">AIS – Integrated an open source library, </text:span><text:span text:style-name="T2">libais,</text:span><text:span text:style-name="T4"> into our <text:s/></text:span></text:p>
        </text:list-item>
      </text:list>
      <text:p text:style-name="P13"/>
      <text:p text:style-name="P15"><text:span text:style-name="T6">CACI,</text:span> <text:span text:style-name="T3">Software Engineer Intern</text:span> <text:span text:style-name="T5">– Florham Park, NJ <text:s text:c="23"/></text:span><text:span text:style-name="T8">J</text:span>an 2019 – Aug 2019, May 2020 – Aug 2020</text:p>
      <text:list xml:id="list2678365553" text:style-name="L1">
        <text:list-item>
          <text:p text:style-name="P17">Aided in research and development for a DARPA Active Cyber Defense program <text:span text:style-name="T11">involving</text:span> honey nets and decoy software</text:p>
        </text:list-item>
        <text:list-item>
          <text:p text:style-name="P17">Manipulated Java source code and bytecode to remove sensitive information <text:span text:style-name="T11">and obfuscate functionality</text:span></text:p>
        </text:list-item>
        <text:list-item>
          <text:p text:style-name="P17"><text:span text:style-name="T14">Designed a secure, multi-container system using Docker Compose</text:span></text:p>
        </text:list-item>
        <text:list-item>
          <text:p text:style-name="P21">Created a Django web application to interface with the back-end code manipulation framework</text:p>
        </text:list-item>
        <text:list-item>
          <text:p text:style-name="P21">Automated deployment of project with Ansible and Bash scripts</text:p>
        </text:list-item>
      </text:list>
      <text:p text:style-name="P15"/>
      <text:p text:style-name="P18"><text:span text:style-name="T6">Numerix,</text:span> <text:span text:style-name="T3">Quality Assurance Developer Intern</text:span> – New York, NY <text:s text:c="41"/>May 2018 – Aug 2018</text:p>
      <text:list xml:id="list1798203811" text:style-name="L2">
        <text:list-item>
          <text:p text:style-name="P22">Ensured quality and functionality of financial software though manual and automated testing</text:p>
        </text:list-item>
        <text:list-item>
          <text:p text:style-name="P23">Collaborated with developers and management to document new features and testing procedures</text:p>
        </text:list-item>
      </text:list>
      <text:p text:style-name="P18"/>
      <text:p text:style-name="P19"><text:span text:style-name="T6">Thingee Corporation,</text:span> <text:span text:style-name="T3">Software Engineer Intern</text:span> – Parsippany, NJ <text:s text:c="38"/>Aug 2017 – Dec 2017</text:p>
      <text:list xml:id="list636973" text:style-name="L3">
        <text:list-item>
          <text:p text:style-name="P24">Implemented new features on the company website using Ruby on Rails</text:p>
        </text:list-item>
        <text:list-item>
          <text:p text:style-name="P24">Performed quality assurance testing on new features before deployment</text:p>
        </text:list-item>
      </text:list>
      <text:p text:style-name="P6"/>
      <text:p text:style-name="P7">EDUCATION</text:p>
      <text:p text:style-name="P20"><text:span text:style-name="T7">Stevens Institute of Technology – Hoboken, NJ, USA</text:span></text:p>
      <text:p text:style-name="P16">Master of Science in Computer Science <text:s/>| 4.0 <text:s text:c="92"/>May 2021</text:p>
      <text:p text:style-name="P16">Bachelor of Science in Cybersecurity | 3.94 <text:s text:c="94"/>May 2020</text:p>
      <text:p text:style-name="P16">Minor in Literatur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21:36:39.611996000</meta:creation-date>
    <dc:date>2026-01-08T17:59:18.245962711</dc:date>
    <meta:editing-duration>PT24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34" meta:character-count="1906" meta:non-whitespace-character-count="1355"/>
  </office:meta>
</office:document-meta>
</file>